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9ffcc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cffff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ff66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3399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266cm" svg:height="7.639cm" draw:transform="skewX (0.00872664625997) translate (24.467cm 1cm)">
          <text:p text:style-name="P1"><text:span text:style-name="T1">Tent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9cm" svg:height="1.139cm" draw:transform="skewX (0.00872664625997) translate (24.91cm 1.8cm)">
          <text:p text:style-name="P1"><text:span text:style-name="T1">Käyttäjä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66cm" svg:height="7.639cm" draw:transform="skewX (0.00872664625997) translate (1.11cm 0.961cm)">
          <text:p text:style-name="P1"><text:span text:style-name="T1">Tent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08cm" svg:height="0.91cm" draw:transform="rotate (-3.1381019950864) translate (39.129cm 17.791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1.6cm" svg:height="2.6cm" draw:transform="rotate (-1.57585778162657) translate (39.118cm 14.913cm)">
          <text:p/>
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4" draw:text-style-name="P2" draw:layer="layout" svg:width="0.3cm" svg:height="1.2cm" svg:x="38.418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2cm" svg:height="2.8cm" svg:x="39.418cm" svg:y="15.9cm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3" draw:text-style-name="P2" draw:layer="layout" svg:width="3.514cm" svg:height="1.182cm" draw:transform="rotate (-3.1381019950864) translate (40.738cm 13.18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4.413cm" svg:height="1.485cm" draw:transform="rotate (-3.1381019950864) translate (48.418cm 10.88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" draw:text-style-name="P1" draw:layer="layout" svg:width="7.1cm" svg:height="2.8cm" draw:transform="skewX (0.0085521133347706) translate (36.918cm 3.4cm)">
          <text:p text:style-name="P1"><text:span text:style-name="T2">Tent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15cm" svg:height="2.135cm" draw:transform="skewX (0.0083775804095712) translate (44.336cm 7.365cm)">
          <text:p text:style-name="P1"><text:span text:style-name="T2">Tentti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007cm" svg:height="2.696cm" draw:transform="rotate (-3.1381019950864) translate (44.218cm 8.87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3.514cm" svg:height="1.182cm" draw:transform="rotate (-3.1381019950864) translate (40.737cm 13.183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" draw:text-style-name="P1" draw:layer="layout" svg:width="2.89cm" svg:height="1.139cm" draw:transform="skewX (0.00872664625997) translate (37.528cm 10.9cm)">
          <text:p text:style-name="P1"><text:span text:style-name="T1">Kysymys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14cm" svg:height="1.182cm" draw:transform="rotate (-3.1381019950864) translate (45.537cm 13.1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3.514cm" svg:height="1.182cm" draw:transform="rotate (-3.1381019950864) translate (51.038cm 13.18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" draw:text-style-name="P1" draw:layer="layout" svg:width="2.89cm" svg:height="1.139cm" draw:transform="skewX (0.00872664625997) translate (42.428cm 10.861cm)">
          <text:p text:style-name="P1"><text:span text:style-name="T1">Kysymys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9cm" svg:height="1.139cm" draw:transform="skewX (0.00872664625997) translate (47.728cm 10.861cm)">
          <text:p text:style-name="P1"><text:span text:style-name="T1">Kysymys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97cm" svg:height="0.944cm" draw:transform="skewX (0.0085521133347706) translate (36.528cm 13.261cm)">
          <text:p text:style-name="P1"><text:span text:style-name="T1">Vastaus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97cm" svg:height="0.944cm" draw:transform="skewX (0.0085521133347706) translate (39.228cm 13.261cm)">
          <text:p text:style-name="P1"><text:span text:style-name="T1">Vastaus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97cm" svg:height="0.944cm" draw:transform="skewX (0.0085521133347706) translate (41.828cm 13.261cm)">
          <text:p text:style-name="P1"><text:span text:style-name="T1">Vastaus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97cm" svg:height="0.944cm" draw:transform="skewX (0.0085521133347706) translate (43.928cm 13.261cm)">
          <text:p text:style-name="P1"><text:span text:style-name="T1">Vastaus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97cm" svg:height="0.944cm" draw:transform="skewX (0.0085521133347706) translate (46.728cm 13.261cm)">
          <text:p text:style-name="P1"><text:span text:style-name="T1">Vastaus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97cm" svg:height="0.944cm" draw:transform="skewX (0.0085521133347706) translate (49.428cm 13.261cm)">
          <text:p text:style-name="P1"><text:span text:style-name="T1">Vastaus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39.726cm 18.656cm)">
          <text:p text:style-name="P1"><text:span text:style-name="T1">Valit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40.621cm 16.9cm)">
          <text:p text:style-name="P1"><text:span text:style-name="T1">Ei valit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97cm" svg:height="0.644cm" draw:transform="skewX (0.0092502450355682) translate (37.921cm 15.401cm)">
          <text:p text:style-name="P1"><text:span text:style-name="T1">Valin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397cm" svg:height="0.644cm" draw:transform="skewX (0.0092502450355682) translate (36.624cm 16.456cm)">
          <text:p text:style-name="P1"><text:span text:style-name="T1">Tarkas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3cm" svg:height="1.3cm" svg:x="37.918cm" svg:y="17.8cm">
          <text:p text:style-name="P3"><text:span text:style-name="T3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89cm" svg:height="1.139cm" draw:transform="skewX (0.00872664625997) translate (1.21cm 1.761cm)">
          <text:p text:style-name="P1"><text:span text:style-name="T1">Tent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4.408cm 1.8cm)">
          <text:p text:style-name="P1"><text:span text:style-name="T1">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4.308cm 3.256cm)">
          <text:p text:style-name="P1"><text:span text:style-name="T1">nim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4.308cm 4.556cm)">
          <text:p text:style-name="P1"><text:span text:style-name="T1">kysymys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4.308cm 5.856cm)">
          <text:p text:style-name="P1"><text:span text:style-name="T1">kysymys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66cm" svg:height="7.639cm" draw:transform="skewX (0.00872664625997) translate (8.634cm 1.061cm)">
          <text:p text:style-name="P1"><text:span text:style-name="T1">Tent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9cm" svg:height="1.139cm" draw:transform="skewX (0.00872664625997) translate (8.734cm 1.861cm)">
          <text:p text:style-name="P1"><text:span text:style-name="T1">Kysym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11.932cm 1.9cm)">
          <text:p text:style-name="P1"><text:span text:style-name="T1">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11.832cm 3.356cm)">
          <text:p text:style-name="P1"><text:span text:style-name="T1">kysymys</text:span><text:span text:style-name="T1"><text:line-break/></text:span><text:span text:style-name="T1">teks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11.832cm 4.656cm)">
          <text:p text:style-name="P1"><text:span text:style-name="T1">vastaus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11.832cm 5.956cm)">
          <text:p text:style-name="P1"><text:span text:style-name="T1">vastaus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11.832cm 7.256cm)">
          <text:p text:style-name="P1"><text:span text:style-name="T1">vastaus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66cm" svg:height="7.639cm" draw:transform="skewX (0.00872664625997) translate (17.234cm 1.061cm)">
          <text:p text:style-name="P1"><text:span text:style-name="T1">Tent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9cm" svg:height="1.139cm" draw:transform="skewX (0.00872664625997) translate (17.334cm 1.861cm)">
          <text:p text:style-name="P1"><text:span text:style-name="T1">Vasta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20.532cm 1.9cm)">
          <text:p text:style-name="P1"><text:span text:style-name="T1">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20.432cm 3.356cm)">
          <text:p text:style-name="P1"><text:span text:style-name="T1">vastaus-</text:span><text:span text:style-name="T1"><text:line-break/></text:span><text:span text:style-name="T1">vaihtoeh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20.432cm 4.656cm)">
          <text:p text:style-name="P1"><text:span text:style-name="T1">totu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20.432cm 5.956cm)">
          <text:p text:style-name="P1"><text:span text:style-name="T1">valin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20.432cm 7.256cm)">
          <text:p text:style-name="P1"><text:span text:style-name="T1">tarkis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1.9cm" svg:y1="3.8cm" svg:x2="6.7cm" svg:y2="5.1cm">
          <text:p/>
        </draw:line>
        <draw:line draw:style-name="gr8" draw:text-style-name="P2" draw:layer="layout" svg:x1="11.9cm" svg:y1="3.9cm" svg:x2="6.7cm" svg:y2="6.4cm">
          <text:p/>
        </draw:line>
        <draw:line draw:style-name="gr8" draw:text-style-name="P2" draw:layer="layout" svg:x1="20.5cm" svg:y1="3.7cm" svg:x2="14.1cm" svg:y2="5.2cm">
          <text:p/>
        </draw:line>
        <draw:line draw:style-name="gr8" draw:text-style-name="P2" draw:layer="layout" svg:x1="20.5cm" svg:y1="3.7cm" svg:x2="14.3cm" svg:y2="6.4cm">
          <text:p/>
        </draw:line>
        <draw:line draw:style-name="gr8" draw:text-style-name="P2" draw:layer="layout" svg:x1="20.5cm" svg:y1="3.7cm" svg:x2="14.2cm" svg:y2="7.8cm">
          <text:p/>
        </draw:line>
        <draw:custom-shape draw:style-name="gr6" draw:text-style-name="P1" draw:layer="layout" svg:width="2.397cm" svg:height="0.944cm" draw:transform="skewX (0.0085521133347706) translate (25.103cm 7.256cm)">
          <text:p text:style-name="P1"><text:span text:style-name="T1">piste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22.9cm" svg:y1="7.7cm" svg:x2="25.2cm" svg:y2="7.8cm">
          <text:p/>
        </draw:line>
        <draw:custom-shape draw:style-name="gr6" draw:text-style-name="P1" draw:layer="layout" svg:width="2.397cm" svg:height="0.944cm" draw:transform="skewX (0.0085521133347706) translate (25.108cm 3.256cm)">
          <text:p text:style-name="P1"><text:span text:style-name="T1">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25.108cm 4.656cm)">
          <text:p text:style-name="P1"><text:span text:style-name="T1">nim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397cm" svg:height="0.944cm" draw:transform="skewX (0.0085521133347706) translate (25.108cm 6cm)">
          <text:p text:style-name="P1"><text:span text:style-name="T1">oik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09T12:50:16.32</meta:creation-date>
    <dc:date>2021-12-09T15:57:24.71</dc:date>
    <meta:editing-duration>PT3H7M7S</meta:editing-duration>
    <meta:editing-cycles>4</meta:editing-cycles>
    <meta:generator>OpenOffice/4.1.6$Win32 OpenOffice.org_project/416m1$Build-9790</meta:generator>
    <meta:document-statistic meta:object-count="58"/>
  </office:meta>
</office:document-meta>
</file>